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09F0000008A61287D0B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34cm" svg:height="2.031cm" svg:x="5.529cm" svg:y="0.842cm">
          <draw:image xlink:href="Pictures/200000020000009F0000008A61287D0B.eps" xlink:type="simple" xlink:show="embed" xlink:actuate="onLoad">
            <text:p/>
          </draw:image>
        </draw:frame>
        <draw:frame draw:style-name="gr2" draw:layer="layout" svg:width="0.545cm" svg:height="0.529cm" svg:x="5.506cm" svg:y="1.88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643cm" svg:height="0.529cm" svg:x="6.293cm" svg:y="1.88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659cm" svg:height="0.529cm" svg:x="7.028cm" svg:y="1.88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3.377cm" svg:height="3.144cm" svg:x="0.536cm" svg:y="0.352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6T18:50:31</dc:date>
    <dc:creator>kkk </dc:creator>
    <meta:editing-duration>PT51S</meta:editing-duration>
    <meta:editing-cycles>1</meta:editing-cycles>
    <meta:document-statistic meta:object-count="5"/>
    <meta:generator>LibreOffice/3.3$Linux LibreOffice_project/330m19$Build-401</meta:generator>
  </office:meta>
</office:document-meta>
</file>

<file path=Object 1/content.xml><?xml version="1.0" encoding="utf-8"?>
<math xmlns="http://www.w3.org/1998/Math/MathML">
  <semantics>
    <msub>
      <mi>r</mi>
      <mi>d</mi>
    </msub>
    <annotation encoding="StarMath 5.0">r_d</annotation>
  </semantics>
</math>
</file>

<file path=Object 2/content.xml><?xml version="1.0" encoding="utf-8"?>
<math xmlns="http://www.w3.org/1998/Math/MathML">
  <semantics>
    <msub>
      <mi>C</mi>
      <mi>j</mi>
    </msub>
    <annotation encoding="StarMath 5.0">C_j</annotation>
  </semantics>
</math>
</file>

<file path=Object 3/content.xml><?xml version="1.0" encoding="utf-8"?>
<math xmlns="http://www.w3.org/1998/Math/MathML">
  <semantics>
    <msub>
      <mi>C</mi>
      <mi>d</mi>
    </msub>
    <annotation encoding="StarMath 5.0">C_d</annotation>
  </semantics>
</math>
</file>

<file path=Object 4/content.xml><?xml version="1.0" encoding="utf-8"?>
<math xmlns="http://www.w3.org/1998/Math/MathML">
  <semantics>
    <mtable>
      <mtr>
        <mtd>
          <mrow>
            <msub>
              <mi>r</mi>
              <mi>d</mi>
            </msub>
            <mo stretchy="false">=</mo>
            <mfrac>
              <msub>
                <mi>V</mi>
                <mi>T</mi>
              </msub>
              <msub>
                <mi>I</mi>
                <mi mathvariant="italic">DQ</mi>
              </msub>
            </mfrac>
          </mrow>
        </mtd>
      </mtr>
      <mtr>
        <mtd>
          <mrow>
            <mrow>
              <msub>
                <mi>C</mi>
                <mi>j</mi>
              </msub>
              <mo stretchy="false">=</mo>
              <mfrac>
                <mrow>
                  <mphantom>
                    <mstyle>
                      <mrow>
                        <mi mathvariant="italic">xx</mi>
                      </mrow>
                    </mstyle>
                  </mphantom>
                  <msub>
                    <mi>C</mi>
                    <mi mathvariant="italic">j0</mi>
                  </msub>
                </mrow>
                <msup>
                  <mfenced open="(" close=")">
                    <mrow>
                      <mn>1</mn>
                      <mo stretchy="false">−</mo>
                      <mfrac>
                        <msub>
                          <mi>V</mi>
                          <mi mathvariant="italic">DQ</mi>
                        </msub>
                        <msub>
                          <mi>V</mi>
                          <mi>O</mi>
                        </msub>
                      </mfrac>
                    </mrow>
                  </mfenced>
                  <mi>n</mi>
                </msup>
              </mfrac>
            </mrow>
            <mphantom>
              <mstyle>
                <mrow>
                  <mi mathvariant="italic">xxx</mi>
                </mrow>
              </mstyle>
            </mphantom>
            <mrow>
              <msub>
                <mi>V</mi>
                <mi mathvariant="italic">DQ</mi>
              </msub>
              <mo stretchy="false">&lt;</mo>
              <mn>0</mn>
            </mrow>
          </mrow>
        </mtd>
      </mtr>
      <mtr>
        <mtd>
          <mrow>
            <mrow>
              <msub>
                <mi>C</mi>
                <mi>j</mi>
              </msub>
              <mo stretchy="false">≈</mo>
              <mn>2</mn>
            </mrow>
            <msub>
              <mi>C</mi>
              <mi mathvariant="italic">j0</mi>
            </msub>
            <mphantom>
              <mstyle>
                <mrow>
                  <mi mathvariant="italic">xxxxxxx</mi>
                </mrow>
              </mstyle>
            </mphantom>
            <mrow>
              <msub>
                <mi>V</mi>
                <mi mathvariant="italic">DQ</mi>
              </msub>
              <mo stretchy="false">&gt;</mo>
              <mn>0</mn>
            </mrow>
          </mrow>
        </mtd>
      </mtr>
      <mtr>
        <mtd>
          <mrow>
            <msub>
              <mi>C</mi>
              <mi>d</mi>
            </msub>
            <mo stretchy="false">=</mo>
            <mfrac>
              <mrow>
                <mo stretchy="false">τ</mo>
                <msub>
                  <mi>I</mi>
                  <mi mathvariant="italic">DQ</mi>
                </msub>
              </mrow>
              <mrow>
                <mphantom>
                  <mstyle>
                    <mrow>
                      <mi>'</mi>
                    </mrow>
                  </mstyle>
                </mphantom>
                <msub>
                  <mi>V</mi>
                  <mi>T</mi>
                </msub>
              </mrow>
            </mfrac>
          </mrow>
        </mtd>
      </mtr>
    </mtable>
    <annotation encoding="StarMath 5.0">stack{
alignl r_d=V_T over I_DQ #
alignl C_j={phantom{xx}C_j0} over {left (1-V_DQ over V_O right )^n} phantom{xxx} V_DQ &lt; 0#
alignl C_j approx 2 C_j0 phantom{xxxxxxx} V_DQ &gt;0 #
alignl C_d ={%tau I_DQ} over {phantom{'}V_T}
}</annotation>
  </semantics>
</math>
</file>